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21a" officeooo:paragraph-rsid="001d721a"/>
    </style:style>
    <style:style style:name="P2" style:family="paragraph" style:parent-style-name="Standard">
      <style:text-properties fo:font-style="italic" fo:font-weight="bold" officeooo:rsid="001d721a" officeooo:paragraph-rsid="001d721a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913f" officeooo:paragraph-rsid="001d913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d913f" officeooo:paragraph-rsid="001dd7d9" style:font-weight-asian="bold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1d721a" officeooo:paragraph-rsid="001d721a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loext:opacity="100%" fo:font-size="14pt" style:text-underline-style="solid" style:text-underline-width="auto" style:text-underline-color="font-color" fo:font-weight="bold" officeooo:rsid="001dd7d9" officeooo:paragraph-rsid="001dd7d9" style:font-size-asian="12.25pt" style:font-weight-asian="bold" style:font-size-complex="14pt" style:font-weight-complex="bold"/>
    </style:style>
    <style:style style:name="T1" style:family="text">
      <style:text-properties fo:color="#158466" loext:opacity="100%" fo:font-style="italic" style:font-style-asian="italic" style:font-style-complex="itali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dd7d9" style:font-weight-asian="normal" style:font-weight-complex="normal"/>
    </style:style>
    <style:style style:name="T4" style:family="text">
      <style:text-properties style:text-underline-style="none" fo:font-weight="normal" officeooo:rsid="001dd8dc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ALUNO: FELIPE DE SOUZA SANTOS.</text:span></text:p>
      <text:p text:style-name="P5"><text:span text:style-name="T1">AULA 1 – <text:s/>ANALISE DE DADOS COLETADOS:</text:span></text:p>
      <text:p text:style-name="P1"/>
      <text:p text:style-name="P2">1 - Identificar se há pessoas menores de idade:</text:p>
      <text:p text:style-name="P1"/>
      <text:p text:style-name="P1">SELECT data_nascimento</text:p>
      <text:p text:style-name="P1">FROM estudantes</text:p>
      <text:p text:style-name="P1">WHERE data_nascimento &lt;= 18; </text:p>
      <text:p text:style-name="P1"/>
      <text:p text:style-name="P3">Explicação:<text:span text:style-name="T2"> <text:s/>Este código seleciona da tabela estudante todos os menores de 18 anos da coluna data de nascimento.</text:span></text:p>
      <text:p text:style-name="P1"/>
      <text:p text:style-name="P2">2 – Exibir somente pessoas maiores de idade:</text:p>
      <text:p text:style-name="P1"/>
      <text:p text:style-name="P1">SELECT data_nascimento</text:p>
      <text:p text:style-name="P1">FROM estudantes</text:p>
      <text:p text:style-name="P1">WHERE data_nascimento &gt;= 18;</text:p>
      <text:p text:style-name="P1"/>
      <text:p text:style-name="P3">Explicação:<text:span text:style-name="T2"> <text:s/>Este código seleciona da tabela estudante todos os maiores de 18 anos da coluna data de nascimento.</text:span></text:p>
      <text:p text:style-name="P1"/>
      <text:p text:style-name="P2">3 – Exibir somente as pessoas que possuam veículo próprio:</text:p>
      <text:p text:style-name="P1"/>
      <text:p text:style-name="P1">SELECT *</text:p>
      <text:p text:style-name="P1">FROM estudantes</text:p>
      <text:p text:style-name="P1">WHERE veiculo_próprio = '1';</text:p>
      <text:p text:style-name="P1"/>
      <text:p text:style-name="P3">Explicação:<text:span text:style-name="T2"> <text:s/>Este código seleciona da tabela estudante todos os alunos que possuem veículo.</text:span></text:p>
      <text:p text:style-name="P1"/>
      <text:p text:style-name="P2">4 – Exibir somente a coluna que indica a região em que a pessoa mora:</text:p>
      <text:p text:style-name="P1"/>
      <text:p text:style-name="P1"/>
      <text:p text:style-name="P1">SELECT DISTINCT localidade</text:p>
      <text:p text:style-name="P1">FROM estudantes;</text:p>
      <text:p text:style-name="P1"/>
      <text:p text:style-name="P3">Explicação:<text:span text:style-name="T2"> <text:s/>Este código seleciona da tabela estudante a região em que o estudante mora.</text:span></text:p>
      <text:p text:style-name="P1"/>
      <text:p text:style-name="P2">5 – Exibir somente as pessoas que já trabalham na área de TI:</text:p>
      <text:p text:style-name="P1"/>
      <text:p text:style-name="P1">SELECT *</text:p>
      <text:p text:style-name="P1">FROM estudantes</text:p>
      <text:p text:style-name="P1">WHERE profissão = 'Assistente de TI';</text:p>
      <text:p text:style-name="P1"/>
      <text:p text:style-name="P4">Explicação:<text:span text:style-name="T2"> <text:s/></text:span><text:span text:style-name="T3">E</text:span><text:span text:style-name="T2">ste código seleciona da tabela estudante </text:span><text:span text:style-name="T3">todos os estudantes que trabalham na área de TI.</text:span></text:p>
      <text:p text:style-name="P1"/>
      <text:p text:style-name="P2">6 – Exibir quem estuda e possui carro próprio:</text:p>
      <text:p text:style-name="P1"/>
      <text:p text:style-name="P1">SELECT *</text:p>
      <text:p text:style-name="P1">FROM estudantes </text:p>
      <text:p text:style-name="P1">WHERE profissão = 'Estudante'</text:p>
      <text:p text:style-name="P1">AND veiculo_próprio = '1';</text:p>
      <text:p text:style-name="P1"><text:soft-page-break/></text:p>
      <text:p text:style-name="P4">Explicação:<text:span text:style-name="T2"> <text:s/></text:span><text:span text:style-name="T3">E</text:span><text:span text:style-name="T2">ste código seleciona da tabela estudante </text:span><text:span text:style-name="T3">todos que estudam e possuem veiculo.</text:span></text:p>
      <text:p text:style-name="P1"/>
      <text:p text:style-name="P2">7 – Quais conclusões são possíveis a partir dos dados tabelados: <text:s/></text:p>
      <text:p text:style-name="P4">Explicação:<text:span text:style-name="T2"> </text:span><text:span text:style-name="T3">As conclusões são que todos são maiores de idade, nem todos possuem veículo próprio, os estudantes moram em todas as regiões da cidade, </text:span><text:span text:style-name="T4">a uma grande concentração que moram na região oeste,</text:span><text:span text:style-name="T3"> apenas um estudante trabalha na área de TI e apenas dois estudantes possuem veículo próprio e estudam. 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21:04:41.459794656</meta:creation-date>
    <dc:date>2026-02-11T21:40:32.263893814</dc:date>
    <meta:editing-duration>PT2M21S</meta:editing-duration>
    <meta:editing-cycles>1</meta:editing-cycles>
    <meta:document-statistic meta:table-count="0" meta:image-count="0" meta:object-count="0" meta:page-count="2" meta:paragraph-count="34" meta:word-count="273" meta:character-count="1722" meta:non-whitespace-character-count="1464"/>
    <meta:generator>LibreOffice/24.2.7.2$Linux_X86_64 LibreOffice_project/420$Build-2</meta:generator>
  </office:meta>
</office:document-meta>
</file>